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officeooo:rsid="0014c397" officeooo:paragraph-rsid="0014c397"/>
    </style:style>
    <style:style style:name="P2" style:family="paragraph" style:parent-style-name="Standard">
      <loext:graphic-properties draw:fill-gradient-name="gradient" draw:fill-hatch-name="hatch"/>
      <style:paragraph-properties fo:margin-left="0in" fo:margin-right="0in" fo:margin-top="0in" fo:margin-bottom="0.0799in" style:contextual-spacing="false" fo:line-height="100%" fo:text-indent="0.5in" style:auto-text-indent="false"/>
      <style:text-properties style:font-name="Times New Roman" fo:font-weight="bold" officeooo:rsid="0014c397" officeooo:paragraph-rsid="0014c397" style:font-weight-asian="bold" style:font-weight-complex="bold"/>
    </style:style>
    <style:style style:name="P3" style:family="paragraph" style:parent-style-name="Standard">
      <style:paragraph-properties fo:text-align="center" style:justify-single-word="false"/>
      <style:text-properties style:font-name="Times New Roman" fo:font-size="16pt" fo:font-weight="bold" officeooo:rsid="0014c397" officeooo:paragraph-rsid="0014c397" style:font-size-asian="16pt" style:font-weight-asian="bold" style:font-size-complex="16pt" style:font-weight-complex="bold"/>
    </style:style>
    <style:style style:name="P4" style:family="paragraph" style:parent-style-name="Standard">
      <loext:graphic-properties draw:fill-gradient-name="gradient" draw:fill-hatch-name="hatch"/>
      <style:paragraph-properties fo:margin-left="0in" fo:margin-right="0in" fo:margin-top="0in" fo:margin-bottom="0.0799in" style:contextual-spacing="false" fo:line-height="100%" fo:text-indent="0.5in" style:auto-text-indent="false"/>
      <style:text-properties style:font-name="Times New Roman" officeooo:rsid="0014c397" officeooo:paragraph-rsid="0014c397"/>
    </style:style>
    <style:style style:name="P5" style:family="paragraph" style:parent-style-name="Standard">
      <loext:graphic-properties draw:fill-gradient-name="gradient" draw:fill-hatch-name="hatch"/>
      <style:paragraph-properties fo:margin-left="0in" fo:margin-right="0in" fo:margin-top="0in" fo:margin-bottom="0.0799in" style:contextual-spacing="false" fo:line-height="100%" fo:text-indent="0.5in" style:auto-text-indent="false"/>
      <style:text-properties style:font-name="Times New Roman" officeooo:rsid="0014c397" officeooo:paragraph-rsid="0015a269"/>
    </style:style>
    <style:style style:name="P6" style:family="paragraph" style:parent-style-name="Standard">
      <loext:graphic-properties draw:fill-gradient-name="gradient" draw:fill-hatch-name="hatch"/>
      <style:paragraph-properties fo:margin-left="0in" fo:margin-right="0in" fo:margin-top="0in" fo:margin-bottom="0.0799in" style:contextual-spacing="false" fo:line-height="100%" fo:text-indent="0.5in" style:auto-text-indent="false"/>
      <style:text-properties style:font-name="Times New Roman" officeooo:rsid="0018ff8b" officeooo:paragraph-rsid="0018ff8b"/>
    </style:style>
    <style:style style:name="P7" style:family="paragraph" style:parent-style-name="Standard">
      <loext:graphic-properties draw:fill-gradient-name="gradient" draw:fill-hatch-name="hatch"/>
      <style:paragraph-properties fo:margin-left="0in" fo:margin-right="0in" fo:margin-top="0in" fo:margin-bottom="0.0799in" style:contextual-spacing="false" fo:line-height="100%" fo:text-indent="0.5in" style:auto-text-indent="false"/>
      <style:text-properties style:font-name="Times New Roman" officeooo:rsid="0019c07b" officeooo:paragraph-rsid="0019c07b"/>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ọ và tên: Phạm Hoàng Gia Khương</text:p>
      <text:p text:style-name="P1">MSSV: 20880040</text:p>
      <text:p text:style-name="P1"/>
      <text:p text:style-name="P3">Bài tập 1</text:p>
      <text:p text:style-name="P1"/>
      <text:p text:style-name="P2">Câu 1:</text:p>
      <text:p text:style-name="P4">a. Biểu thức a &lt; -1 có giá trị là sai</text:p>
      <text:p text:style-name="P4">b. Biểu thức b &lt; -1 có giá trị là đúng.</text:p>
      <text:p text:style-name="P4">c.</text:p>
      <text:p text:style-name="P4"><text:span text:style-name="T1">Giải thích câu a</text:span>: a và -1 cùng kiểu dữ liệu là int (và đều nằm trong giới hạn của int) nên khi so sánh a &lt; -1 thì kết quả ra đúng như mong đợi.</text:p>
      <text:p text:style-name="P5"><text:span text:style-name="T1">Giải thích câu b:</text:span> b và -1 khác kiểu dữ liệu (b là unsigned int, -1 là int). b và -1 lần lượt được biểu diễn dưới dạng hex là 0x00000064 và 0xffffffff. Khi so sánh b &lt; -1, phép so sánh sẽ được thực hiện dựa trên kiểu dữ liệu chung nhất giữa int và unsigned int, là unsigned int. Lúc này 0xffffffff chính là giá trị lớn nhất mà unsigned int có thể lưu trữ (UINT_MAX), do đó kết quả sẽ ra đúng</text:p>
      <text:p text:style-name="P7"><text:span text:style-name="T1">Câu 2:</text:span> Xem code</text:p>
      <text:p text:style-name="P7"/>
      <text:p text:style-name="P6"><text:span text:style-name="T1">Câu 3:</text:span> Có 2 bước chuyển kiểu đã xảy ra</text:p>
      <text:p text:style-name="P6">- a được chuyển từ double sang int khi func được gọi</text:p>
      <text:p text:style-name="P6">- v được chuyển từ int sang double khi thực hiện tính toán v + 0.5 + t</text:p>
      <text:p text:style-name="P6"/>
      <text:p text:style-name="P6"><text:span text:style-name="T1">Câu 4:</text:span> Xem code</text:p>
      <text:p text:style-name="P6"/>
      <text:p text:style-name="P6"><text:span text:style-name="T1">Câu 5:</text:span> Xem co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4T20:19:07.544648867</meta:creation-date>
    <dc:date>2022-07-25T09:36:30.403229385</dc:date>
    <meta:editing-duration>PT36M47S</meta:editing-duration>
    <meta:editing-cycles>6</meta:editing-cycles>
    <meta:generator>LibreOffice/7.3.4.2$Linux_X86_64 LibreOffice_project/30$Build-2</meta:generator>
    <meta:document-statistic meta:table-count="0" meta:image-count="0" meta:object-count="0" meta:page-count="1" meta:paragraph-count="15" meta:word-count="210" meta:character-count="877" meta:non-whitespace-character-count="682"/>
  </office:meta>
</office:document-meta>
</file>